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FAFDA8F5DBDBF15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officeooo:rsid="001e784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5.921cm" svg:height="8.955cm" draw:z-index="0"><draw:image xlink:href="Pictures/100000010000078000000438FAFDA8F5DBDBF157.png" xlink:type="simple" xlink:show="embed" xlink:actuate="onLoad" draw:mime-type="image/png"/></draw:frame><text:span text:style-name="T1">Pradeep</text:span><text:tab/><text:tab/>PES1202203<text:span text:style-name="T1">083</text:span><text:tab/><text:tab/>WEB TECH<text:tab/><text:tab/>ASSIGNMENT 6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smita Das</meta:initial-creator>
    <meta:editing-cycles>3</meta:editing-cycles>
    <meta:creation-date>2023-01-07T14:12:00</meta:creation-date>
    <dc:date>2023-01-12T21:40:37.501000000</dc:date>
    <meta:editing-duration>PT2M34S</meta:editing-duration>
    <meta:generator>LibreOffice/7.4.3.2$Windows_X86_64 LibreOffice_project/1048a8393ae2eeec98dff31b5c133c5f1d08b890</meta:generator>
    <meta:document-statistic meta:table-count="0" meta:image-count="1" meta:object-count="0" meta:page-count="1" meta:paragraph-count="1" meta:word-count="6" meta:character-count="46" meta:non-whitespace-character-count="38"/>
    <meta:user-defined meta:name="AppVersion">16.0000</meta:user-defined>
    <meta:template xlink:type="simple" xlink:actuate="onRequest" xlink:title="Normal" xlink:href=""/>
  </office:meta>
</office:document-meta>
</file>